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944cm" fo:margin-left="-0.191cm" table:align="left"/>
    </style:style>
    <style:style style:name="Table1.A" style:family="table-column">
      <style:table-column-properties style:column-width="4.981cm"/>
    </style:style>
    <style:style style:name="Table1.1" style:family="table-row">
      <style:table-row-properties style:min-row-height="0.002cm" style:keep-together="true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e2" style:family="table">
      <style:table-properties style:width="18.415cm" fo:margin-left="-1.508cm" fo:margin-right="-1.667cm" table:align="margins"/>
    </style:style>
    <style:style style:name="Table2.A" style:family="table-column">
      <style:table-column-properties style:column-width="2.328cm" style:rel-column-width="1320*"/>
    </style:style>
    <style:style style:name="Table2.B" style:family="table-column">
      <style:table-column-properties style:column-width="2.275cm" style:rel-column-width="1290*"/>
    </style:style>
    <style:style style:name="Table2.C" style:family="table-column">
      <style:table-column-properties style:column-width="2.117cm" style:rel-column-width="1200*"/>
    </style:style>
    <style:style style:name="Table2.D" style:family="table-column">
      <style:table-column-properties style:column-width="2.064cm" style:rel-column-width="1170*"/>
    </style:style>
    <style:style style:name="Table2.E" style:family="table-column">
      <style:table-column-properties style:column-width="2.011cm" style:rel-column-width="1140*"/>
    </style:style>
    <style:style style:name="Table2.F" style:family="table-column">
      <style:table-column-properties style:column-width="1.64cm" style:rel-column-width="930*"/>
    </style:style>
    <style:style style:name="Table2.I" style:family="table-column">
      <style:table-column-properties style:column-width="1.958cm" style:rel-column-width="1110*"/>
    </style:style>
    <style:style style:name="Table2.1" style:family="table-row">
      <style:table-row-properties style:min-row-height="0.002cm" style:keep-together="true" fo:keep-together="auto"/>
    </style:style>
    <style:style style:name="Table2.A1" style:family="table-cell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e2.G1" style:family="table-cell">
      <style:table-cell-properties style:vertical-align="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2.A2" style:family="table-cell" style:data-style-name="N0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3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mbria" fo:font-size="12pt" fo:letter-spacing="normal" style:font-name-asian="Cambria1" style:font-size-asian="12pt" style:font-name-complex="Cambria1"/>
    </style:style>
    <style:style style:name="P4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 fo:padding="0.074cm" fo:border-left="none" fo:border-right="none" fo:border-top="none" fo:border-bottom="0.002cm solid #000000" style:join-border="false"/>
    </style:style>
    <style:style style:name="P5" style:family="paragraph" style:parent-style-name="Standard" style:master-page-name="Standard">
      <style:paragraph-properties fo:margin-left="0cm" fo:margin-right="0cm" fo:margin-top="0cm" fo:margin-bottom="0cm" fo:line-height="0.423cm" fo:text-align="start" style:justify-single-word="false" fo:text-indent="0cm" style:auto-text-indent="false" style:page-number="auto"/>
    </style:style>
    <style:style style:name="P6" style:family="paragraph" style:parent-style-name="Standard">
      <style:paragraph-properties fo:margin-left="0cm" fo:margin-right="0cm" fo:margin-top="0cm" fo:margin-bottom="0cm" fo:line-height="0.423cm" fo:text-align="center" style:justify-single-word="false" fo:text-indent="0cm" style:auto-text-indent="false"/>
      <style:text-properties fo:color="#00000a" style:text-position="0% 0%" style:font-name="Cambria" fo:font-size="12pt" fo:letter-spacing="normal" fo:font-weight="bold" style:font-name-asian="Cambria1" style:font-size-asian="12pt" style:font-weight-asian="bold" style:font-name-complex="Cambria1"/>
    </style:style>
    <style:style style:name="P7" style:family="paragraph" style:parent-style-name="Standard">
      <style:paragraph-properties fo:margin-left="0cm" fo:margin-right="0cm" fo:margin-top="0cm" fo:margin-bottom="0cm" fo:line-height="0.423cm" fo:text-align="center" style:justify-single-word="false" fo:text-indent="0cm" style:auto-text-indent="false">
        <style:tab-stops>
          <style:tab-stop style:position="2.676cm"/>
        </style:tab-stops>
      </style:paragraph-properties>
      <style:text-properties fo:color="#00000a" style:text-position="0% 0%" style:font-name="Cambria" fo:font-size="12pt" fo:letter-spacing="normal" fo:font-weight="bold" style:font-name-asian="Cambria1" style:font-size-asian="12pt" style:font-weight-asian="bold" style:font-name-complex="Cambria1"/>
    </style:style>
    <style:style style:name="P8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mbria" fo:font-size="12pt" fo:letter-spacing="normal" style:font-name-asian="Cambria1" style:font-size-asian="12pt" style:font-name-complex="Cambria1"/>
    </style:style>
    <style:style style:name="P9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mbria" fo:font-size="10pt" fo:letter-spacing="normal" style:font-name-asian="Cambria1" style:font-size-asian="10pt" style:font-name-complex="Cambria1"/>
    </style:style>
    <style:style style:name="P10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11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</style:style>
    <style:style style:name="P12" style:family="paragraph">
      <style:paragraph-properties fo:text-align="center"/>
    </style:style>
    <style:style style:name="T1" style:family="text">
      <style:text-properties fo:color="#00000a" style:text-position="0% 0%" style:font-name="Cambria" fo:font-size="14pt" fo:letter-spacing="normal" fo:font-weight="bold" style:font-name-asian="Cambria1" style:font-size-asian="14pt" style:font-weight-asian="bold" style:font-name-complex="Cambria1"/>
    </style:style>
    <style:style style:name="T2" style:family="text">
      <style:text-properties fo:color="#00000a" style:text-position="0% 0%" style:font-name="Cambria" fo:font-size="12pt" fo:letter-spacing="normal" style:font-name-asian="Cambria1" style:font-size-asian="12pt" style:font-name-complex="Cambria1"/>
    </style:style>
    <style:style style:name="T3" style:family="text">
      <style:text-properties fo:color="#00000a" style:text-position="0% 0%" style:font-name="Cambria" fo:font-size="10pt" fo:letter-spacing="normal" style:font-name-asian="Cambria1" style:font-size-asian="10pt" style:font-name-complex="Cambria1"/>
    </style:style>
    <style:style style:name="T4" style:family="text">
      <style:text-properties fo:color="#00000a" style:text-position="0% 0%" style:font-name="Cambria" fo:font-size="10pt" fo:letter-spacing="normal" fo:font-style="italic" style:font-name-asian="Cambria1" style:font-size-asian="10pt" style:font-style-asian="italic" style:font-name-complex="Cambria1"/>
    </style:style>
    <style:style style:name="T5" style:family="text"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00ff00" draw:textarea-horizontal-align="center" draw:textarea-vertical-align="middle" fo:padding-top="0.049cm" fo:padding-bottom="0.049cm" fo:padding-left="0.049cm" fo:padding-right="0.049cm" style:run-through="foreground"/>
    </style:style>
    <style:style style:name="gr6" style:family="graphic">
      <style:graphic-properties svg:stroke-width="0.101cm" svg:stroke-color="#ff0000" draw:textarea-horizontal-align="center" draw:textarea-vertical-align="middle" fo:padding-top="0.049cm" fo:padding-bottom="0.049cm" fo:padding-left="0.049cm" fo:padding-right="0.049cm" style:run-through="foreground"/>
    </style:style>
    <style:style style:name="gr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IPO Analysis</text:span><text:span text:style-name="T2"><text:line-break/></text:span><text:span text:style-name="T3">(A </text:span><text:span text:style-name="T4">static</text:span><text:span text:style-name="T3"> investigation of variable change and fluctuation of values)<text:line-break/>-----------------------------------------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Input</text:p>
          </table:table-cell>
          <table:table-cell table:style-name="Table1.A1" office:value-type="string">
            <text:p text:style-name="P6">Process</text:p>
          </table:table-cell>
          <table:table-cell table:style-name="Table1.A1" office:value-type="string">
            <text:p text:style-name="P6">Output</text:p>
          </table:table-cell>
        </table:table-row>
        <table:table-row table:style-name="Table1.1">
          <table:table-cell table:style-name="Table1.A1" office:value-type="string">
            <text:p text:style-name="P2">Pressed fightButton</text:p>
          </table:table-cell>
          <table:table-cell table:style-name="Table1.A1" office:value-type="string">
            <text:p text:style-name="P2">playerOne and playerTwo continued to Hit eachother until one or both of them have no health left.</text:p>
            <text:p text:style-name="P2"/>
            <text:p text:style-name="P2">playAgain button is enabled. (once fight is over)</text:p>
            <text:p text:style-name="P2">fightButton is disabled.</text:p>
          </table:table-cell>
          <table:table-cell table:style-name="Table1.A1" office:value-type="string">
            <text:p text:style-name="P2">Output on playerOne's and playerTwo's health.</text:p>
            <text:p text:style-name="P2"/>
            <text:p text:style-name="P2">Output messages displaying how much damage playerOne did to playerTwo, and vise versia.</text:p>
            <text:p text:style-name="P2"/>
            <text:p text:style-name="P2">Output messages to display whether playerOne or playerTwo dodged an attack.</text:p>
            <text:p text:style-name="P2"/>
            <text:p text:style-name="P2">Output messages to display if playerOne got hit by playerTwo and vise versia.</text:p>
            <text:p text:style-name="P2"/>
            <text:p text:style-name="P2">Output messages displaying who won the fight.</text:p>
          </table:table-cell>
        </table:table-row>
        <table:table-row table:style-name="Table1.1">
          <table:table-cell table:style-name="Table1.A1" office:value-type="string">
            <text:p text:style-name="P2">Press playAgainButton</text:p>
          </table:table-cell>
          <table:table-cell table:style-name="Table1.A1" office:value-type="string">
            <text:p text:style-name="P2">FightClubSimulatorGame re-started.</text:p>
            <text:p text:style-name="P2"/>
            <text:p text:style-name="P2">playerOne and playerTwo's health reset to the MaximumHealthValue.</text:p>
            <text:p text:style-name="P2"/>
            <text:p text:style-name="P2">playerOne and playerTwo's armour amount was re-calculated by a random number (MinimumArmourAmount - MaximumArmourAmount)</text:p>
            <text:p text:style-name="P2"/>
            <text:p text:style-name="P2">playerOne and playerTwo's dexerity is re-calculated by a random number (MinimumDexerity - MaximumDexerity)</text:p>
            <text:p text:style-name="P2"/>
            <text:p text:style-name="P2">outputConsoleTextbox is cleared. </text:p>
            <text:p text:style-name="P2"/>
            <text:p text:style-name="P2">playAgainButton is disabled.</text:p>
            <text:p text:style-name="P2"><text:soft-page-break/>fightButton is enabled.</text:p>
          </table:table-cell>
          <table:table-cell table:style-name="Table1.A1" office:value-type="string">
            <text:p text:style-name="P2">playerOne's and playerTwo's health, armour value, and dexerity are re-displayed.</text:p>
            <text:p text:style-name="P2"/>
            <text:p text:style-name="P2">No text in the output text box.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Type in playerOne's nameTextBox or playerTwo's nameTextBox</text:p>
          </table:table-cell>
          <table:table-cell table:style-name="Table1.A1" office:value-type="string">
            <text:p text:style-name="P2">playerOne/playerTwo's name is set to the value typed in the nameTextBox.</text:p>
          </table:table-cell>
          <table:table-cell table:style-name="Table1.A1" office:value-type="string">
            <text:p text:style-name="P2">Display of playerOne/playerTwo's name in the nameTextBox.</text:p>
          </table:table-cell>
        </table:table-row>
        <table:table-row table:style-name="Table1.1">
          <table:table-cell table:style-name="Table1.A1" office:value-type="string">
            <text:p text:style-name="P2">Slide timerSpeedTrackBar track bar.</text:p>
          </table:table-cell>
          <table:table-cell table:style-name="Table1.A1" office:value-type="string">
            <text:p text:style-name="P2">Change the Interval for the timerFakeLoop to match the timerSpeedTrackBar's value.</text:p>
            <text:p text:style-name="P2"/>
          </table:table-cell>
          <table:table-cell table:style-name="Table1.A1" office:value-type="string">
            <text:p text:style-name="P2">Delay Per Hit text changes to the timerSpeedTrackBar's value.</text:p>
            <text:p text:style-name="P2"/>
            <text:p text:style-name="P2">e.g.</text:p>
            <text:p text:style-name="P2">1500ms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3"/>
      <text:p text:style-name="P1"><text:span text:style-name="T1">Deskcheck<text:line-break/></text:span><text:span text:style-name="T3">(A </text:span><text:span text:style-name="T4">run-time </text:span><text:span text:style-name="T3">data sheet documenting variable change and fluctuation of values)</text:span></text:p>
      <text:p text:style-name="P9">-----------------------------------------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 table:number-columns-repeated="2"/>
        <table:table-column table:style-name="Table2.I"/>
        <table:table-row table:style-name="Table2.1">
          <table:table-cell table:style-name="Table2.A1" office:value-type="string">
            <text:p text:style-name="P3">playerOne's Health</text:p>
          </table:table-cell>
          <table:table-cell table:style-name="Table2.A1" office:value-type="string">
            <text:p text:style-name="P3">playerTwo's Health</text:p>
          </table:table-cell>
          <table:table-cell table:style-name="Table2.A1" office:value-type="string">
            <text:p text:style-name="P3">playerOne's Dexerity</text:p>
          </table:table-cell>
          <table:table-cell table:style-name="Table2.A1" office:value-type="string">
            <text:p text:style-name="P3">playerTwo's Dexerity</text:p>
          </table:table-cell>
          <table:table-cell table:style-name="Table2.A1" office:value-type="string">
            <text:p text:style-name="P3">playerOne's Armour Value*</text:p>
          </table:table-cell>
          <table:table-cell table:style-name="Table2.A1" office:value-type="string">
            <text:p text:style-name="P3">playerTwo's Armour Value*</text:p>
          </table:table-cell>
          <table:table-cell table:style-name="Table2.G1" office:value-type="string">
            <text:p text:style-name="P2">PlayerOne's Base Damage*</text:p>
          </table:table-cell>
          <table:table-cell table:style-name="Table2.A1" office:value-type="string">
            <text:p text:style-name="P2">PlayerTwo's Base Damage*</text:p>
          </table:table-cell>
          <table:table-cell table:style-name="Table2.A1" office:value-type="string">
            <text:p text:style-name="P2">Ouput</text:p>
          </table:table-cell>
        </table:table-row>
        <table:table-row table:style-name="Table2.1">
          <table:table-cell table:style-name="Table2.A2" office:value-type="float" office:value="200">
            <text:p text:style-name="P2">200</text:p>
          </table:table-cell>
          <table:table-cell table:style-name="Table2.A2" office:value-type="float" office:value="200">
            <text:p text:style-name="P2">200</text:p>
          </table:table-cell>
          <table:table-cell table:style-name="Table2.A2" office:value-type="float" office:value="22">
            <text:p text:style-name="P2">22</text:p>
          </table:table-cell>
          <table:table-cell table:style-name="Table2.A2" office:value-type="float" office:value="9">
            <text:p text:style-name="P2">9</text:p>
          </table:table-cell>
          <table:table-cell table:style-name="Table2.A1" office:value-type="string">
            <text:p text:style-name="P2">0/30</text:p>
          </table:table-cell>
          <table:table-cell table:style-name="Table2.A1" office:value-type="string">
            <text:p text:style-name="P2">17/30</text:p>
          </table:table-cell>
          <table:table-cell table:style-name="Table2.G1" office:value-type="string">
            <text:p text:style-name="Standard"><text:span text:style-name="T5">3/10</text:span></text:p>
          </table:table-cell>
          <table:table-cell table:style-name="Table2.A1" office:value-type="string">
            <text:p text:style-name="P2">8/10</text:p>
          </table:table-cell>
          <table:table-cell table:style-name="Table2.A1" office:value-type="string">
            <text:p text:style-name="P2">Detailed information on the fight.</text:p>
            <text:p text:style-name="P2"/>
            <text:p text:style-name="P2">Final output:</text:p>
            <text:p text:style-name="P2"/>
            <text:p text:style-name="P2">Player <text:s/>Two Slayed Player <text:s/>One!</text:p>
          </table:table-cell>
        </table:table-row>
        <table:table-row table:style-name="Table2.1">
          <table:table-cell table:style-name="Table2.A1" office:value-type="string">
            <text:p text:style-name="P2">100</text:p>
          </table:table-cell>
          <table:table-cell table:style-name="Table2.A1" office:value-type="string">
            <text:p text:style-name="P2">100</text:p>
          </table:table-cell>
          <table:table-cell table:style-name="Table2.A1" office:value-type="string">
            <text:p text:style-name="P2">10</text:p>
          </table:table-cell>
          <table:table-cell table:style-name="Table2.A1" office:value-type="string">
            <text:p text:style-name="P2">7</text:p>
          </table:table-cell>
          <table:table-cell table:style-name="Table2.A1" office:value-type="string">
            <text:p text:style-name="P2">6/20</text:p>
          </table:table-cell>
          <table:table-cell table:style-name="Table2.A1" office:value-type="string">
            <text:p text:style-name="P2">14/20</text:p>
          </table:table-cell>
          <table:table-cell table:style-name="Table2.G1" office:value-type="string">
            <text:p text:style-name="P2">1/10</text:p>
          </table:table-cell>
          <table:table-cell table:style-name="Table2.A1" office:value-type="string">
            <text:p text:style-name="P2">8/10</text:p>
          </table:table-cell>
          <table:table-cell table:style-name="Table2.A1" office:value-type="string">
            <text:p text:style-name="P2">Detailed information on the fight.</text:p>
            <text:p text:style-name="P2"/>
            <text:p text:style-name="P2">Final output:</text:p>
            <text:p text:style-name="P2"/>
            <text:p text:style-name="P2">Player Two slayed Player One!</text:p>
          </table:table-cell>
        </table:table-row>
        <table:table-row table:style-name="Table2.1">
          <table:table-cell table:style-name="Table2.A1" office:value-type="string">
            <text:p text:style-name="P2">100</text:p>
          </table:table-cell>
          <table:table-cell table:style-name="Table2.A1" office:value-type="string">
            <text:p text:style-name="P2">100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9</text:p>
          </table:table-cell>
          <table:table-cell table:style-name="Table2.A1" office:value-type="string">
            <text:p text:style-name="P2">18/20</text:p>
          </table:table-cell>
          <table:table-cell table:style-name="Table2.A1" office:value-type="string">
            <text:p text:style-name="P2">2/20</text:p>
          </table:table-cell>
          <table:table-cell table:style-name="Table2.G1" office:value-type="string">
            <text:p text:style-name="P2">4/10</text:p>
          </table:table-cell>
          <table:table-cell table:style-name="Table2.A1" office:value-type="string">
            <text:p text:style-name="P2">6/10</text:p>
          </table:table-cell>
          <table:table-cell table:style-name="Table2.A1" office:value-type="string">
            <text:p text:style-name="P2">Detailed information on the fight.</text:p>
            <text:p text:style-name="P2"/>
            <text:p text:style-name="P2">Final <text:soft-page-break/>output:</text:p>
            <text:p text:style-name="P2"/>
            <text:p text:style-name="P2">Player One dominated Player Two!</text:p>
          </table:table-cell>
        </table:table-row>
        <table:table-row table:style-name="Table2.1">
          <table:table-cell table:style-name="Table2.A1" office:value-type="string">
            <text:p text:style-name="P2">100</text:p>
          </table:table-cell>
          <table:table-cell table:style-name="Table2.A1" office:value-type="string">
            <text:p text:style-name="P2">100</text:p>
          </table:table-cell>
          <table:table-cell table:style-name="Table2.A1" office:value-type="string">
            <text:p text:style-name="P2">17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5/20</text:p>
          </table:table-cell>
          <table:table-cell table:style-name="Table2.A1" office:value-type="string">
            <text:p text:style-name="P2">14/20</text:p>
          </table:table-cell>
          <table:table-cell table:style-name="Table2.G1" office:value-type="string">
            <text:p text:style-name="P2">7/10</text:p>
          </table:table-cell>
          <table:table-cell table:style-name="Table2.A1" office:value-type="string">
            <text:p text:style-name="P2">10/10</text:p>
          </table:table-cell>
          <table:table-cell table:style-name="Table2.A1" office:value-type="string">
            <text:p text:style-name="P2">Detailed information on the fight.</text:p>
            <text:p text:style-name="P2"/>
            <text:p text:style-name="P2">Final output:</text:p>
            <text:p text:style-name="P2"/>
            <text:p text:style-name="P2">Player One dominated Player Two!</text:p>
          </table:table-cell>
        </table:table-row>
        <table:table-row table:style-name="Table2.1">
          <table:table-cell table:style-name="Table2.A1" office:value-type="string">
            <text:p text:style-name="P2">1000</text:p>
          </table:table-cell>
          <table:table-cell table:style-name="Table2.A1" office:value-type="string">
            <text:p text:style-name="P2">1000</text:p>
          </table:table-cell>
          <table:table-cell table:style-name="Table2.A1" office:value-type="string">
            <text:p text:style-name="P2">45</text:p>
          </table:table-cell>
          <table:table-cell table:style-name="Table2.A1" office:value-type="string">
            <text:p text:style-name="P2">42</text:p>
          </table:table-cell>
          <table:table-cell table:style-name="Table2.A1" office:value-type="string">
            <text:p text:style-name="P2">248/500</text:p>
          </table:table-cell>
          <table:table-cell table:style-name="Table2.A1" office:value-type="string">
            <text:p text:style-name="P2">8/500</text:p>
          </table:table-cell>
          <table:table-cell table:style-name="Table2.G1" office:value-type="string">
            <text:p text:style-name="P2">26/30</text:p>
          </table:table-cell>
          <table:table-cell table:style-name="Table2.A1" office:value-type="string">
            <text:p text:style-name="P2">1/30</text:p>
          </table:table-cell>
          <table:table-cell table:style-name="Table2.A1" office:value-type="string">
            <text:p text:style-name="P2">Detailed information on the fight.</text:p>
            <text:p text:style-name="P2"/>
            <text:p text:style-name="P2">Final output:</text:p>
            <text:p text:style-name="P2"/>
            <text:p text:style-name="P2">Player Two dominated Player One!</text:p>
          </table:table-cell>
        </table:table-row>
        <table:table-row table:style-name="Table2.1">
          <table:table-cell table:style-name="Table2.A1" office:value-type="string">
            <text:p text:style-name="P2">1000</text:p>
          </table:table-cell>
          <table:table-cell table:style-name="Table2.A1" office:value-type="string">
            <text:p text:style-name="P2">1000</text:p>
          </table:table-cell>
          <table:table-cell table:style-name="Table2.A1" office:value-type="string">
            <text:p text:style-name="P2">8</text:p>
          </table:table-cell>
          <table:table-cell table:style-name="Table2.A1" office:value-type="string">
            <text:p text:style-name="P2">141</text:p>
          </table:table-cell>
          <table:table-cell table:style-name="Table2.A1" office:value-type="string">
            <text:p text:style-name="P2">311/500</text:p>
          </table:table-cell>
          <table:table-cell table:style-name="Table2.A1" office:value-type="string">
            <text:p text:style-name="P2">385/500</text:p>
          </table:table-cell>
          <table:table-cell table:style-name="Table2.G1" office:value-type="string">
            <text:p text:style-name="P2">18/30</text:p>
          </table:table-cell>
          <table:table-cell table:style-name="Table2.A1" office:value-type="string">
            <text:p text:style-name="P2">1/30</text:p>
          </table:table-cell>
          <table:table-cell table:style-name="Table2.A1" office:value-type="string">
            <text:p text:style-name="P2">Detailed information on the fight.</text:p>
            <text:p text:style-name="P2"/>
            <text:p text:style-name="P2">Final Output:</text:p>
            <text:p text:style-name="P2"/>
            <text:p text:style-name="P2">Player One dominated Player Two!</text:p>
          </table:table-cell>
        </table:table-row>
        <table:table-row table:style-name="Table2.1">
          <table:table-cell table:style-name="Table2.A1" office:value-type="string">
            <text:p text:style-name="P2">100</text:p>
          </table:table-cell>
          <table:table-cell table:style-name="Table2.A1" office:value-type="string">
            <text:p text:style-name="P2">100</text:p>
          </table:table-cell>
          <table:table-cell table:style-name="Table2.A1" office:value-type="string">
            <text:p text:style-name="P2">39</text:p>
          </table:table-cell>
          <table:table-cell table:style-name="Table2.A1" office:value-type="string">
            <text:p text:style-name="P2">65</text:p>
          </table:table-cell>
          <table:table-cell table:style-name="Table2.A1" office:value-type="string">
            <text:p text:style-name="P2">381/500</text:p>
          </table:table-cell>
          <table:table-cell table:style-name="Table2.A1" office:value-type="string">
            <text:p text:style-name="P2">237/500</text:p>
          </table:table-cell>
          <table:table-cell table:style-name="Table2.G1" office:value-type="string">
            <text:p text:style-name="P2">25/30</text:p>
          </table:table-cell>
          <table:table-cell table:style-name="Table2.A1" office:value-type="string">
            <text:p text:style-name="P2">24/30</text:p>
          </table:table-cell>
          <table:table-cell table:style-name="Table2.A1" office:value-type="string">
            <text:p text:style-name="P2">Detailed information on <text:soft-page-break/>the fight.</text:p>
            <text:p text:style-name="P2">Final Output:</text:p>
            <text:p text:style-name="P2"/>
            <text:p text:style-name="P2">Player Two dominated Player One!</text:p>
          </table:table-cell>
        </table:table-row>
        <table:table-row table:style-name="Table2.1">
          <table:table-cell table:style-name="Table2.A1" office:value-type="string">
            <text:p text:style-name="P2">5000</text:p>
          </table:table-cell>
          <table:table-cell table:style-name="Table2.A1" office:value-type="string">
            <text:p text:style-name="P2">5000</text:p>
          </table:table-cell>
          <table:table-cell table:style-name="Table2.A1" office:value-type="string">
            <text:p text:style-name="P2">61</text:p>
          </table:table-cell>
          <table:table-cell table:style-name="Table2.A1" office:value-type="string">
            <text:p text:style-name="P2">41</text:p>
          </table:table-cell>
          <table:table-cell table:style-name="Table2.A1" office:value-type="string">
            <text:p text:style-name="P2">72/500</text:p>
          </table:table-cell>
          <table:table-cell table:style-name="Table2.A1" office:value-type="string">
            <text:p text:style-name="P2">102/500</text:p>
          </table:table-cell>
          <table:table-cell table:style-name="Table2.G1" office:value-type="string">
            <text:p text:style-name="P2">14/30</text:p>
          </table:table-cell>
          <table:table-cell table:style-name="Table2.A1" office:value-type="string">
            <text:p text:style-name="P2">24/30</text:p>
          </table:table-cell>
          <table:table-cell table:style-name="Table2.A1" office:value-type="string">
            <text:p text:style-name="P2">Detailed informatoin on the fight.</text:p>
            <text:p text:style-name="P2"/>
            <text:p text:style-name="P2">Final Output:</text:p>
            <text:p text:style-name="P2"/>
            <text:p text:style-name="P2">Player Two slayed Player One.</text:p>
          </table:table-cell>
        </table:table-row>
        <table:table-row table:style-name="Table2.1">
          <table:table-cell table:style-name="Table2.A1" office:value-type="string">
            <text:p text:style-name="P2">5000</text:p>
          </table:table-cell>
          <table:table-cell table:style-name="Table2.A1" office:value-type="string">
            <text:p text:style-name="P2">5000</text:p>
          </table:table-cell>
          <table:table-cell table:style-name="Table2.A1" office:value-type="string">
            <text:p text:style-name="P2">40</text:p>
          </table:table-cell>
          <table:table-cell table:style-name="Table2.A1" office:value-type="string">
            <text:p text:style-name="P2">97</text:p>
          </table:table-cell>
          <table:table-cell table:style-name="Table2.A1" office:value-type="string">
            <text:p text:style-name="P2">242/500</text:p>
          </table:table-cell>
          <table:table-cell table:style-name="Table2.A1" office:value-type="string">
            <text:p text:style-name="P2">118/500</text:p>
          </table:table-cell>
          <table:table-cell table:style-name="Table2.G1" office:value-type="string">
            <text:p text:style-name="P2">10/30</text:p>
          </table:table-cell>
          <table:table-cell table:style-name="Table2.A1" office:value-type="string">
            <text:p text:style-name="P2">25/30</text:p>
          </table:table-cell>
          <table:table-cell table:style-name="Table2.A1" office:value-type="string">
            <text:p text:style-name="P2">Detailed information on the fight.</text:p>
            <text:p text:style-name="P2"/>
            <text:p text:style-name="P2">Final Output:</text:p>
            <text:p text:style-name="P2"/>
            <text:p text:style-name="P2">Player One dominated Player Two!</text:p>
          </table:table-cell>
        </table:table-row>
      </table:table>
      <text:p text:style-name="P3"/>
      <text:p text:style-name="P4"><text:span text:style-name="T1">Flowchart<text:line-break/></text:span><text:span text:style-name="T3">(A visual diagram depicting the structure and sequencing of a program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custom-shape text:anchor-type="paragraph" draw:z-index="30" draw:style-name="gr1" draw:text-style-name="P12" svg:width="3.44cm" svg:height="1.482cm" svg:x="0.131cm" svg:y="-0.815cm"><text:p text:style-name="P12">Start Program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"><draw:g text:anchor-type="paragraph" draw:z-index="15" draw:style-name="gr2"><draw:line draw:style-name="gr3" draw:text-style-name="P12" svg:x1="2.194cm" svg:y1="4.265cm" svg:x2="2.194cm" svg:y2="5.085cm"><text:p/></draw:line><draw:line draw:style-name="gr3" draw:text-style-name="P12" svg:x1="2.617cm" svg:y1="4.794cm" svg:x2="2.194cm" svg:y2="5.085cm"><text:p/></draw:line><draw:line draw:style-name="gr3" draw:text-style-name="P12" svg:x1="1.824cm" svg:y1="4.794cm" svg:x2="2.194cm" svg:y2="5.085cm"><text:p/></draw:line></draw:g><draw:g text:anchor-type="paragraph" draw:z-index="16" draw:style-name="gr2"><draw:line draw:style-name="gr3" draw:text-style-name="P12" svg:x1="2.034cm" svg:y1="0.349cm" svg:x2="2.034cm" svg:y2="1.169cm"><text:p/></draw:line><draw:line draw:style-name="gr3" draw:text-style-name="P12" svg:x1="2.457cm" svg:y1="0.878cm" svg:x2="2.034cm" svg:y2="1.169cm"><text:p/></draw:line><draw:line draw:style-name="gr3" draw:text-style-name="P12" svg:x1="1.665cm" svg:y1="0.878cm" svg:x2="2.035cm" svg:y2="1.169cm"><text:p/></draw:line></draw:g><draw:g text:anchor-type="paragraph" draw:z-index="17" draw:style-name="gr2"><draw:line draw:style-name="gr3" draw:text-style-name="P12" svg:x1="2.247cm" svg:y1="8.26cm" svg:x2="2.247cm" svg:y2="9.08cm"><text:p/></draw:line><draw:line draw:style-name="gr3" draw:text-style-name="P12" svg:x1="2.67cm" svg:y1="8.789cm" svg:x2="2.247cm" svg:y2="9.08cm"><text:p/></draw:line><draw:line draw:style-name="gr3" draw:text-style-name="P12" svg:x1="1.877cm" svg:y1="8.789cm" svg:x2="2.247cm" svg:y2="9.08cm"><text:p/></draw:line></draw:g><draw:g text:anchor-type="paragraph" draw:z-index="18" draw:style-name="gr2"><draw:line draw:style-name="gr3" draw:text-style-name="P12" svg:x1="2.194cm" svg:y1="13.049cm" svg:x2="2.194cm" svg:y2="13.869cm"><text:p/></draw:line><draw:line draw:style-name="gr3" draw:text-style-name="P12" svg:x1="2.617cm" svg:y1="13.578cm" svg:x2="2.194cm" svg:y2="13.869cm"><text:p/></draw:line><draw:line draw:style-name="gr3" draw:text-style-name="P12" svg:x1="1.824cm" svg:y1="13.578cm" svg:x2="2.194cm" svg:y2="13.869cm"><text:p/></draw:line></draw:g><draw:g text:anchor-type="paragraph" draw:z-index="19" draw:style-name="gr2"><draw:line draw:style-name="gr3" draw:text-style-name="P12" svg:x1="1.665cm" svg:y1="16.198cm" svg:x2="1.665cm" svg:y2="17.018cm"><text:p/></draw:line><draw:line draw:style-name="gr3" draw:text-style-name="P12" svg:x1="2.088cm" svg:y1="16.727cm" svg:x2="1.665cm" svg:y2="17.018cm"><text:p/></draw:line><draw:line draw:style-name="gr3" draw:text-style-name="P12" svg:x1="1.295cm" svg:y1="16.727cm" svg:x2="1.665cm" svg:y2="17.018cm"><text:p/></draw:line></draw:g><draw:g text:anchor-type="paragraph" draw:z-index="20" draw:style-name="gr2"><draw:line draw:style-name="gr3" draw:text-style-name="P12" svg:x1="1.718cm" svg:y1="19.981cm" svg:x2="1.718cm" svg:y2="20.801cm"><text:p/></draw:line><draw:line draw:style-name="gr3" draw:text-style-name="P12" svg:x1="2.141cm" svg:y1="20.509cm" svg:x2="1.718cm" svg:y2="20.8cm"><text:p/></draw:line><draw:line draw:style-name="gr3" draw:text-style-name="P12" svg:x1="1.348cm" svg:y1="20.509cm" svg:x2="1.718cm" svg:y2="20.8cm"><text:p/></draw:line></draw:g><draw:g text:anchor-type="paragraph" draw:z-index="21" draw:style-name="gr2"><draw:line draw:style-name="gr3" draw:text-style-name="P12" svg:x1="5.316cm" svg:y1="21.569cm" svg:x2="6.374cm" svg:y2="21.569cm"><text:p/></draw:line><draw:line draw:style-name="gr3" draw:text-style-name="P12" svg:x1="6.022cm" svg:y1="21.304cm" svg:x2="6.375cm" svg:y2="21.569cm"><text:p/></draw:line><draw:line draw:style-name="gr3" draw:text-style-name="P12" svg:x1="6.022cm" svg:y1="21.834cm" svg:x2="6.375cm" svg:y2="21.569cm"><text:p/></draw:line></draw:g><draw:g text:anchor-type="paragraph" draw:z-index="22" draw:style-name="gr2"><draw:line draw:style-name="gr3" draw:text-style-name="P12" svg:x1="3.676cm" svg:y1="18.447cm" svg:x2="4.47cm" svg:y2="18.447cm"><text:p/></draw:line><draw:line draw:style-name="gr3" draw:text-style-name="P12" svg:x1="4.205cm" svg:y1="18.182cm" svg:x2="4.47cm" svg:y2="18.447cm"><text:p/></draw:line><draw:line draw:style-name="gr3" draw:text-style-name="P12" svg:x1="4.205cm" svg:y1="18.712cm" svg:x2="4.47cm" svg:y2="18.447cm"><text:p/></draw:line></draw:g><draw:g text:anchor-type="paragraph" draw:z-index="23" draw:style-name="gr2"><draw:line draw:style-name="gr3" draw:text-style-name="P12" svg:x1="9.761cm" svg:y1="18.288cm" svg:x2="10.555cm" svg:y2="18.288cm"><text:p/></draw:line><draw:line draw:style-name="gr3" draw:text-style-name="P12" svg:x1="10.289cm" svg:y1="18.023cm" svg:x2="10.554cm" svg:y2="18.288cm"><text:p/></draw:line><draw:line draw:style-name="gr3" draw:text-style-name="P12" svg:x1="10.289cm" svg:y1="18.553cm" svg:x2="10.554cm" svg:y2="18.288cm"><text:p/></draw:line></draw:g><draw:g text:anchor-type="paragraph" draw:z-index="24" draw:style-name="gr2"><draw:line draw:style-name="gr3" draw:text-style-name="P12" svg:x1="2.829cm" svg:y1="12.416cm" svg:x2="4.893cm" svg:y2="12.416cm"><text:p/></draw:line><draw:line draw:style-name="gr3" draw:text-style-name="P12" svg:x1="4.205cm" svg:y1="12.15cm" svg:x2="4.893cm" svg:y2="12.415cm"><text:p/></draw:line><draw:line draw:style-name="gr3" draw:text-style-name="P12" svg:x1="4.205cm" svg:y1="12.681cm" svg:x2="4.893cm" svg:y2="12.416cm"><text:p/></draw:line></draw:g><draw:g text:anchor-type="paragraph" draw:z-index="25" draw:style-name="gr2"><draw:line draw:style-name="gr3" draw:text-style-name="P12" svg:x1="8.65cm" svg:y1="12.441cm" svg:x2="9.444cm" svg:y2="12.441cm"><text:p/></draw:line><draw:line draw:style-name="gr3" draw:text-style-name="P12" svg:x1="9.179cm" svg:y1="12.176cm" svg:x2="9.444cm" svg:y2="12.441cm"><text:p/></draw:line><draw:line draw:style-name="gr3" draw:text-style-name="P12" svg:x1="9.179cm" svg:y1="12.706cm" svg:x2="9.444cm" svg:y2="12.441cm"><text:p/></draw:line></draw:g><draw:g text:anchor-type="paragraph" draw:z-index="26" draw:style-name="gr2"><draw:line draw:style-name="gr3" draw:text-style-name="P12" svg:x1="11.506cm" svg:y1="11.435cm" svg:x2="11.506cm" svg:y2="10.696cm"><text:p/></draw:line><draw:line draw:style-name="gr3" draw:text-style-name="P12" svg:x1="11.929cm" svg:y1="10.958cm" svg:x2="11.506cm" svg:y2="10.696cm"><text:p/></draw:line><draw:line draw:style-name="gr3" draw:text-style-name="P12" svg:x1="11.137cm" svg:y1="10.958cm" svg:x2="11.507cm" svg:y2="10.696cm"><text:p/></draw:line></draw:g><draw:g text:anchor-type="paragraph" draw:z-index="27" draw:style-name="gr2"><draw:line draw:style-name="gr3" draw:text-style-name="P12" svg:x1="11.559cm" svg:y1="8.498cm" svg:x2="11.559cm" svg:y2="7.759cm"><text:p/></draw:line><draw:line draw:style-name="gr3" draw:text-style-name="P12" svg:x1="11.982cm" svg:y1="8.021cm" svg:x2="11.559cm" svg:y2="7.759cm"><text:p/></draw:line><draw:line draw:style-name="gr3" draw:text-style-name="P12" svg:x1="11.19cm" svg:y1="8.021cm" svg:x2="11.56cm" svg:y2="7.759cm"><text:p/></draw:line></draw:g><draw:g text:anchor-type="paragraph" draw:z-index="28" draw:style-name="gr2"><draw:line draw:style-name="gr3" draw:text-style-name="P12" svg:x1="11.613cm" svg:y1="4.318cm" svg:x2="11.613cm" svg:y2="3.579cm"><text:p/></draw:line><draw:line draw:style-name="gr3" draw:text-style-name="P12" svg:x1="12.036cm" svg:y1="3.841cm" svg:x2="11.613cm" svg:y2="3.579cm"><text:p/></draw:line><draw:line draw:style-name="gr3" draw:text-style-name="P12" svg:x1="11.243cm" svg:y1="3.841cm" svg:x2="11.613cm" svg:y2="3.579cm"><text:p/></draw:line></draw:g><draw:g text:anchor-type="paragraph" draw:z-index="29" draw:style-name="gr2"><draw:line draw:style-name="gr3" draw:text-style-name="P12" svg:x1="11.666cm" svg:y1="2.466cm" svg:x2="11.666cm" svg:y2="1.727cm"><text:p/></draw:line><draw:line draw:style-name="gr3" draw:text-style-name="P12" svg:x1="12.089cm" svg:y1="1.989cm" svg:x2="11.666cm" svg:y2="1.727cm"><text:p/></draw:line><draw:line draw:style-name="gr3" draw:text-style-name="P12" svg:x1="11.296cm" svg:y1="1.989cm" svg:x2="11.666cm" svg:y2="1.727cm"><text:p/></draw:line></draw:g><draw:g text:anchor-type="paragraph" draw:z-index="33" draw:style-name="gr2"><draw:line draw:style-name="gr3" draw:text-style-name="P12" svg:x1="7.327cm" svg:y1="4.424cm" svg:x2="7.327cm" svg:y2="3.683cm"><text:p/></draw:line><draw:line draw:style-name="gr3" draw:text-style-name="P12" svg:x1="7.75cm" svg:y1="3.946cm" svg:x2="7.327cm" svg:y2="3.683cm"><text:p/></draw:line><draw:line draw:style-name="gr3" draw:text-style-name="P12" svg:x1="6.957cm" svg:y1="3.946cm" svg:x2="7.327cm" svg:y2="3.683cm"><text:p/></draw:line></draw:g><draw:g text:anchor-type="paragraph" draw:z-index="37" draw:style-name="gr2"><draw:line draw:style-name="gr5" draw:text-style-name="P12" svg:x1="4.046cm" svg:y1="6.701cm" svg:x2="6.798cm" svg:y2="6.701cm"><text:p/></draw:line><draw:line draw:style-name="gr5" draw:text-style-name="P12" svg:x1="6.32cm" svg:y1="6.382cm" svg:x2="6.796cm" svg:y2="6.7cm"><text:p/></draw:line><draw:line draw:style-name="gr5" draw:text-style-name="P12" svg:x1="6.373cm" svg:y1="7.019cm" svg:x2="6.796cm" svg:y2="6.701cm"><text:p/></draw:line></draw:g><draw:g text:anchor-type="paragraph" draw:z-index="38" draw:style-name="gr2"><draw:line draw:style-name="gr5" draw:text-style-name="P12" svg:x1="6.639cm" svg:y1="5.059cm" svg:x2="2.194cm" svg:y2="5.059cm"><text:p/></draw:line><draw:line draw:style-name="gr5" draw:text-style-name="P12" svg:x1="2.963cm" svg:y1="4.741cm" svg:x2="2.194cm" svg:y2="5.059cm"><text:p/></draw:line><draw:line draw:style-name="gr5" draw:text-style-name="P12" svg:x1="2.878cm" svg:y1="5.377cm" svg:x2="2.194cm" svg:y2="5.059cm"><text:p/></draw:line></draw:g><draw:g text:anchor-type="paragraph" draw:z-index="39" draw:style-name="gr2"><draw:line draw:style-name="gr6" draw:text-style-name="P12" svg:x1="10.185cm" svg:y1="6.701cm" svg:x2="7.962cm" svg:y2="6.701cm"><text:p/></draw:line><draw:line draw:style-name="gr6" draw:text-style-name="P12" svg:x1="8.347cm" svg:y1="6.382cm" svg:x2="7.962cm" svg:y2="6.7cm"><text:p/></draw:line><draw:line draw:style-name="gr6" draw:text-style-name="P12" svg:x1="8.304cm" svg:y1="7.019cm" svg:x2="7.962cm" svg:y2="6.701cm"><text:p/></draw:line></draw:g><draw:g text:anchor-type="paragraph" draw:z-index="40" draw:style-name="gr2"><draw:line draw:style-name="gr6" draw:text-style-name="P12" svg:x1="8.174cm" svg:y1="5.006cm" svg:x2="10.767cm" svg:y2="5.006cm"><text:p/></draw:line><draw:line draw:style-name="gr6" draw:text-style-name="P12" svg:x1="10.318cm" svg:y1="4.688cm" svg:x2="10.767cm" svg:y2="5.006cm"><text:p/></draw:line><draw:line draw:style-name="gr6" draw:text-style-name="P12" svg:x1="10.368cm" svg:y1="5.324cm" svg:x2="10.767cm" svg:y2="5.006cm"><text:p/></draw:line></draw:g><draw:g text:anchor-type="paragraph" draw:z-index="56" draw:style-name="gr2"><draw:line draw:style-name="gr3" draw:text-style-name="P12" svg:x1="7.803cm" svg:y1="22.31cm" svg:x2="7.803cm" svg:y2="23.13cm"><text:p/></draw:line><draw:line draw:style-name="gr3" draw:text-style-name="P12" svg:x1="8.226cm" svg:y1="22.839cm" svg:x2="7.803cm" svg:y2="23.13cm"><text:p/></draw:line><draw:line draw:style-name="gr3" draw:text-style-name="P12" svg:x1="7.433cm" svg:y1="22.839cm" svg:x2="7.803cm" svg:y2="23.13cm"><text:p/></draw:line></draw:g><draw:custom-shape text:anchor-type="paragraph" draw:z-index="0" draw:style-name="gr1" draw:text-style-name="P12" svg:width="6.245cm" svg:height="3.096cm" svg:x="-1.034cm" svg:y="1.169cm"><text:p text:style-name="P12">Initialise Game</text:p><text:p text:style-name="P12">Renew both players in the game, </text:p><text:p text:style-name="P12">giving them full health, </text:p><text:p text:style-name="P12">a random value for dexerity, </text:p><text:p text:style-name="P12">base damage and armour amount.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style-name="gr1" svg:width="3.758cm" svg:height="3.07cm" svg:x="0.289cm" svg:y="5.191cm"><text:p>User Pressed</text:p><text:p>Fight Button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2" draw:style-name="gr1" draw:text-style-name="P12" svg:width="4.393cm" svg:height="1.191cm" svg:x="4.628cm" svg:y="11.885cm"><text:p text:style-name="P12">Print out winner.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" draw:style-name="gr1" draw:text-style-name="P12" svg:width="4.234cm" svg:height="3.758cm" svg:x="0.025cm" svg:y="9.292cm"><text:p text:style-name="P12">PlayerOne or </text:p><text:p text:style-name="P12">playerTwo is dead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" draw:style-name="gr1" svg:width="3.917cm" svg:height="2.17cm" svg:x="9.603cm" svg:y="8.498cm"><text:p text:style-name="P12">Enable </text:p><text:p text:style-name="P12">playAgain button.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1" draw:text-style-name="P12" svg:width="4.446cm" svg:height="1.8cm" svg:x="9.444cm" svg:y="11.435cm"><text:p text:style-name="P12">Disable Fight Button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1" svg:width="4.499cm" svg:height="3.44cm" svg:x="9.391cm" svg:y="4.318cm"><text:p>User Pressed</text:p><text:p>Fight Again</text:p><text:p>Button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0" draw:style-name="gr1" draw:text-style-name="P12" svg:width="3.864cm" svg:height="2.964cm" svg:x="-0.187cm" svg:y="17.018cm"><text:p text:style-name="P12">Random </text:p><text:p text:style-name="P12">Number == 1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1" draw:style-name="gr1" draw:text-style-name="P12" svg:width="5.927cm" svg:height="1.482cm" svg:x="4.205cm" svg:y="17.759cm"><text:p text:style-name="P12">playerTwo</text:p><text:p text:style-name="P12"><text:s/>hit playerOne</text:p><text:p text:style-name="P12">(playerTwo starts to hit)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2" draw:style-name="gr1" draw:text-style-name="P12" svg:width="3.123cm" svg:height="1.588cm" svg:x="10.661cm" svg:y="17.759cm"><text:p text:style-name="P12">playerOne </text:p><text:p text:style-name="P12">hit playerTwo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1" draw:text-style-name="P12" svg:width="5.927cm" svg:height="1.482cm" svg:x="0.025cm" svg:y="20.775cm"><text:p text:style-name="P12">playerOne</text:p><text:p text:style-name="P12"><text:s/>hit playerTwo</text:p><text:p text:style-name="P12">(playerOne starts to hit)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9" draw:style-name="gr1" svg:width="5.081cm" svg:height="2.223cm" svg:x="-0.557cm" svg:y="13.896cm"><text:p>Generate Random</text:p><text:p>Number (0 – 1).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4" draw:style-name="gr1" draw:text-style-name="P12" svg:width="3.123cm" svg:height="1.588cm" svg:x="6.375cm" svg:y="20.722cm"><text:p text:style-name="P12">playerTwo </text:p><text:p text:style-name="P12">hit playerOn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style-name="gr1" draw:text-style-name="P12" svg:width="3.733cm" svg:height="1.059cm" svg:x="9.786cm" svg:y="2.466cm"><text:p text:style-name="P12">Enable Fight Button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1" draw:style-name="gr1" draw:text-style-name="P12" svg:width="3.44cm" svg:height="1.482cm" svg:x="5.793cm" svg:y="2.148cm"><text:p text:style-name="P12">End Program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32" draw:style-name="gr1" draw:text-style-name="P12" svg:width="3.123cm" svg:height="2.594cm" svg:x="5.846cm" svg:y="4.424cm"><text:p text:style-name="P12">User Wishes </text:p><text:p text:style-name="P12">to Exit?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35" draw:style-name="gr4" draw:text-style-name="P12" svg:x1="5.845cm" svg:y1="0.984cm" svg:x2="5.422cm" svg:y2="1.354cm"><text:p/></draw:line><draw:line text:anchor-type="paragraph" draw:z-index="36" draw:style-name="gr4" draw:text-style-name="P12" svg:x1="5.951cm" svg:y1="1.673cm" svg:x2="5.422cm" svg:y2="1.355cm"><text:p/></draw:line><draw:custom-shape text:anchor-type="paragraph" draw:z-index="7" draw:style-name="gr1" draw:text-style-name="P12" svg:width="3.811cm" svg:height="1.271cm" svg:x="9.998cm" svg:y="0.296cm"><text:p text:style-name="P12">Disable Play </text:p><text:p text:style-name="P12">Again Button.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4" draw:style-name="gr4" draw:text-style-name="P12" svg:x1="9.998cm" svg:y1="0.72cm" svg:x2="5.422cm" svg:y2="1.355cm"><text:p/></draw:line><draw:frame text:anchor-type="paragraph" draw:z-index="41" draw:style-name="gr7" svg:width="1.588cm" svg:height="0.715cm" svg:x="2.723cm" svg:y="7.943cm"><draw:text-box><text:p>Yes</text:p></draw:text-box></draw:frame><draw:frame text:anchor-type="paragraph" draw:z-index="42" draw:style-name="gr8" svg:width="1.218cm" svg:height="0.583cm" svg:x="4.046cm" svg:y="6.117cm"><draw:text-box><text:p>No</text:p></draw:text-box></draw:frame><draw:frame text:anchor-type="paragraph" draw:z-index="43" draw:style-name="gr7" svg:width="1.588cm" svg:height="0.715cm" svg:x="3.623cm" svg:y="11.7cm"><draw:text-box><text:p>Yes</text:p></draw:text-box></draw:frame><draw:frame text:anchor-type="paragraph" draw:z-index="44" draw:style-name="gr7" svg:width="1.588cm" svg:height="0.715cm" svg:x="1.242cm" svg:y="13.049cm"><draw:text-box><text:p>No</text:p></draw:text-box></draw:frame><draw:frame text:anchor-type="paragraph" draw:z-index="45" draw:style-name="gr7" svg:width="1.588cm" svg:height="0.715cm" svg:x="3.411cm" svg:y="17.23cm"><draw:text-box><text:p>Yes</text:p></draw:text-box></draw:frame><draw:frame text:anchor-type="paragraph" draw:z-index="46" draw:style-name="gr7" svg:width="1.588cm" svg:height="0.715cm" svg:x="0.871cm" svg:y="19.981cm"><draw:text-box><text:p>No</text:p></draw:text-box></draw:frame><draw:frame text:anchor-type="paragraph" draw:z-index="47" draw:style-name="gr8" svg:width="1.218cm" svg:height="0.583cm" svg:x="9.126cm" svg:y="6.117cm"><draw:text-box><text:p>No</text:p></draw:text-box></draw:frame><draw:frame text:anchor-type="paragraph" draw:z-index="48" draw:style-name="gr8" svg:width="1.218cm" svg:height="0.583cm" svg:x="8.174cm" svg:y="4.424cm"><draw:text-box><text:p>No</text:p></draw:text-box></draw:frame><draw:frame text:anchor-type="paragraph" draw:z-index="49" draw:style-name="gr8" svg:width="1.218cm" svg:height="0.583cm" svg:x="5.846cm" svg:y="4.477cm"><draw:text-box><text:p>No</text:p></draw:text-box></draw:frame><draw:line text:anchor-type="paragraph" draw:z-index="50" draw:style-name="gr4" draw:text-style-name="P12" svg:x1="11.931cm" svg:y1="19.346cm" svg:x2="11.931cm" svg:y2="23.209cm"><text:p/></draw:line><draw:line text:anchor-type="paragraph" draw:z-index="51" draw:style-name="gr4" draw:text-style-name="P12" svg:x1="11.931cm" svg:y1="23.209cm" svg:x2="-1.404cm" svg:y2="23.262cm"><text:p/></draw:line><draw:line text:anchor-type="paragraph" draw:z-index="52" draw:style-name="gr4" draw:text-style-name="P12" svg:x1="-1.404cm" svg:y1="23.262cm" svg:x2="-1.351cm" svg:y2="11.303cm"><text:p/></draw:line><draw:line text:anchor-type="paragraph" draw:z-index="53" draw:style-name="gr4" draw:text-style-name="P12" svg:x1="-1.351cm" svg:y1="11.303cm" svg:x2="0.025cm" svg:y2="11.303cm"><text:p/></draw:line><draw:line text:anchor-type="paragraph" draw:z-index="54" draw:style-name="gr4" draw:text-style-name="P12" svg:x1="-0.504cm" svg:y1="11.038cm" svg:x2="0.025cm" svg:y2="11.303cm"><text:p/></draw:line><draw:line text:anchor-type="paragraph" draw:z-index="55" draw:style-name="gr4" draw:text-style-name="P12" svg:x1="-0.346cm" svg:y1="11.515cm" svg:x2="0.024cm" svg:y2="11.303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Times New Roman1" svg:font-family="'Times New Roman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4T21:12:02.38</dc:date>
    <meta:generator>OpenOffice.org/3.4$Win32 OpenOffice.org_project/340m1$Build-9590</meta:generator>
    <meta:editing-duration>PT23M49S</meta:editing-duration>
    <meta:editing-cycles>4</meta:editing-cycles>
    <meta:document-statistic meta:table-count="2" meta:image-count="0" meta:object-count="0" meta:page-count="5" meta:paragraph-count="142" meta:word-count="438" meta:character-count="2944"/>
  </office:meta>
</office:document-meta>
</file>